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fo:background-color="#ff3300" style:font-weight-asian="normal" style:font-weight-complex="normal"/>
    </style:style>
    <style:style style:name="P6" style:family="paragraph" style:parent-style-name="Standard">
      <style:paragraph-properties fo:text-align="justify" style:justify-single-word="false"/>
      <style:text-properties fo:font-weight="normal" fo:background-color="transparent" style:font-weight-asian="normal" style:font-weight-complex="normal"/>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Courier 10 Pitch" fo:font-weight="normal" style:font-weight-asian="normal" style:font-weight-complex="normal"/>
    </style:style>
    <style:style style:name="P9" style:family="paragraph" style:parent-style-name="Standard">
      <style:paragraph-properties fo:text-align="justify" style:justify-single-word="false"/>
      <style:text-properties style:font-name="Courier 10 Pitch" fo:font-weight="normal" fo:background-color="#ff3300" style:font-weight-asian="normal" style:font-weight-complex="normal"/>
    </style:style>
    <style:style style:name="P10" style:family="paragraph" style:parent-style-name="Standard">
      <style:paragraph-properties fo:text-align="justify" style:justify-single-word="false"/>
      <style:text-properties style:font-name="Courier 10 Pitch" fo:font-size="10pt" fo:font-weight="normal" fo:background-color="transparent"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Courier 10 Pitch" fo:font-size="12pt" fo:font-weight="normal" fo:background-color="transparent"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Courier 10 Pitch" fo:font-size="12pt" fo:font-weight="bold" fo:background-color="transparent"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Courier 10 Pitch" fo:font-size="8pt" fo:font-weight="normal" fo:background-color="transparent" style:font-size-asian="8pt" style:font-weight-asian="normal" style:font-size-complex="8pt" style:font-weight-complex="normal"/>
    </style:style>
    <style:style style:name="P14"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ize="15pt" fo:font-weight="bold" fo:background-color="transparent" style:font-size-asian="15pt" style:font-weight-asian="bold" style:font-size-complex="15pt" style:font-weight-complex="bold"/>
    </style:style>
    <style:style style:name="P16" style:family="paragraph" style:parent-style-name="Standard">
      <style:paragraph-properties fo:text-align="justify" style:justify-single-word="false"/>
      <style:text-properties fo:font-size="15pt" fo:font-weight="normal" fo:background-color="transparent" style:font-size-asian="15pt" style:font-weight-asian="normal" style:font-size-complex="15pt" style:font-weight-complex="normal"/>
    </style:style>
    <style:style style:name="P17" style:family="paragraph" style:parent-style-name="Standard">
      <style:paragraph-properties fo:text-align="justify" style:justify-single-word="false"/>
      <style:text-properties fo:font-size="12pt" fo:font-weight="normal" fo:background-color="transparent"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erif" fo:font-size="12pt" fo:font-weight="normal" fo:background-color="transparent"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fo:font-weight="bold" fo:background-color="transparent" style:font-size-asian="12pt" style:font-weight-asian="bold" style:font-size-complex="12pt" style:font-weight-complex="bold"/>
    </style:style>
    <style:style style:name="P20" style:family="paragraph" style:parent-style-name="Standard">
      <style:paragraph-properties fo:text-align="justify" style:justify-single-word="false"/>
      <style:text-properties style:font-name="Courier 10 Pitch" fo:font-weight="normal" style:font-weight-asian="normal" style:font-weight-complex="normal"/>
    </style:style>
    <style:style style:name="P21" style:family="paragraph" style:parent-style-name="Standard">
      <style:paragraph-properties fo:text-align="justify" style:justify-single-word="false"/>
      <style:text-properties fo:font-weight="normal" style:font-weight-asian="normal" style:font-weight-complex="normal"/>
    </style:style>
    <style:style style:name="P22" style:family="paragraph" style:parent-style-name="Standard">
      <style:paragraph-properties fo:text-align="justify" style:justify-single-word="false"/>
      <style:text-properties fo:font-weight="normal" fo:background-color="transparent" style:font-weight-asian="normal" style:font-weight-complex="normal"/>
    </style:style>
    <style:style style:name="P23" style:family="paragraph" style:parent-style-name="Standard">
      <style:paragraph-properties fo:text-align="justify" style:justify-single-word="false"/>
      <style:text-properties style:font-name="Liberation Serif" fo:font-size="12pt" fo:font-weight="normal" fo:background-color="transparent"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background-color="#ff3300"/>
    </style:style>
    <style:style style:name="T4" style:family="text">
      <style:text-properties fo:background-color="transparent"/>
    </style:style>
    <style:style style:name="T5" style:family="text">
      <style:text-properties fo:color="#0066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odule EISE4 : Compilation</text:p>
      <text:p text:style-name="P3"/>
      <text:p text:style-name="P2">TPs 3 : Premiers pas avec Lex/Yacc, Expressions arithmétiques et Langage EISE</text:p>
      <text:p text:style-name="P3"/>
      <text:p text:style-name="P3"/>
      <text:p text:style-name="P3"/>
      <text:p text:style-name="P3"/>
      <text:p text:style-name="P3"/>
      <text:p text:style-name="P4"/>
      <text:p text:style-name="P4"/>
      <text:p text:style-name="P4"/>
      <text:p text:style-name="P4">Ce troisième TP est consacré à l'étude et l'utilisation des générateurs d'analyseurs lexicaux (<text:span text:style-name="T1">Lex</text:span>) et syntaxiques (<text:span text:style-name="T1">Yacc</text:span>). La progression est aussi douce que possible et se fait en trois étapes, étape 0 à étape2. étape0 est la prise en main des outils <text:span text:style-name="T1">lex</text:span> et <text:span text:style-name="T1">yacc</text:span> au travers d'une première version de la grammaire EISE à réaliser. étape1 va consister à intégrer des règles grammaticales supplémentaires dans la grammaire fournie pour pouvoir exécuter une suite d'instructions <text:span text:style-name="T1">write</text:span> avec une constante réelle simple comme argument (exemple : write 1;). étape2 consiste à réaliser l'exercice classique de compilation avec des write prenant comme argument des expressions arithmétiques<text:span text:style-name="T1">,</text:span> pour afficher la valeur d'une expression à l'écran.</text:p>
      <text:p text:style-name="P4"/>
      <text:p text:style-name="P4">L'idée force de ce TP est de faire en sorte que votre compilateur EISE puisse générer le code assembleur correspondant au programme source EISE compilé par vos soins. Voyons ce que serait un résultat valide pour les deux dernières étapes :</text:p>
      <text:p text:style-name="P4"/>
      <text:p text:style-name="P1">Etape 1 :</text:p>
      <text:p text:style-name="P4"/>
      <text:p text:style-name="P14">ex1.eise</text:p>
      <text:p text:style-name="P4"/>
      <text:p text:style-name="P8">program ex1 ;</text:p>
      <text:p text:style-name="P8">begin</text:p>
      <text:p text:style-name="P8"><text:tab/>write 1 ;</text:p>
      <text:p text:style-name="P8">end.</text:p>
      <text:p text:style-name="P4"/>
      <text:p text:style-name="P4">Le programme <text:span text:style-name="T1">ex1.eise</text:span> est composé d'une instruction <text:span text:style-name="T1">program</text:span> donnant le nom du programme, et d'un bloc principal contenant une unique instruction <text:span text:style-name="T1">write 1</text:span>...qui affiche 1 et qui rend le bloc <text:span text:style-name="T1">begin</text:span>...<text:span text:style-name="T1">end</text:span> grammaticalement correct. La compilation devrait donner comme code assembleur :</text:p>
      <text:p text:style-name="P4"/>
      <text:p text:style-name="P8"><text:tab/>pushr<text:tab/>1.000000</text:p>
      <text:p text:style-name="P8"><text:tab/>ouput</text:p>
      <text:p text:style-name="P8"><text:tab/>halt</text:p>
      <text:p text:style-name="P8"><text:tab/>end</text:p>
      <text:p text:style-name="P4"/>
      <text:p text:style-name="P1">Etape 2 :</text:p>
      <text:p text:style-name="P4"/>
      <text:p text:style-name="P14">ex2.eise</text:p>
      <text:p text:style-name="P4"/>
      <text:p text:style-name="P8">program ex2 ;</text:p>
      <text:p text:style-name="P8">begin</text:p>
      <text:p text:style-name="P8"><text:tab/>write 2 * (3 + 1) ;</text:p>
      <text:p text:style-name="P8">end.</text:p>
      <text:p text:style-name="P4"><text:soft-page-break/></text:p>
      <text:p text:style-name="P4">Cette fois, le bloc principal contient une instruction <text:span text:style-name="T1">write</text:span> ayant une expression arithmétique comme paramètre, l'expression ayant elle-même une valeur (valeur=8). Votre compilateur devrait générer le <text:s/>code assembleur suivant :</text:p>
      <text:p text:style-name="P8"/>
      <text:p text:style-name="P8"><text:s text:c="8"/>pushr <text:s text:c="2"/>2.000000 </text:p>
      <text:p text:style-name="P8"><text:s text:c="8"/>pushr <text:s text:c="2"/>3.000000 </text:p>
      <text:p text:style-name="P8"><text:s text:c="8"/>pushr <text:s text:c="2"/>1.000000 </text:p>
      <text:p text:style-name="P8"><text:s text:c="8"/>add </text:p>
      <text:p text:style-name="P8"><text:s text:c="8"/>mult </text:p>
      <text:p text:style-name="P8"><text:s text:c="8"/>output </text:p>
      <text:p text:style-name="P8"><text:s text:c="8"/>halt </text:p>
      <text:p text:style-name="P8"><text:s text:c="8"/>end</text:p>
      <text:p text:style-name="P4"/>
      <text:p text:style-name="P4">Il faut bien comprendre qu'utiliser les outils Lex et Yacc implique de nombreux allers et retours dans les différentes parties/fichiers du code, et que les erreurs produites par ces outils restent pour l'instant sybillines. Pour cette raison, il faut vraiment procéder avec méthode et suivre explicitement <text:s/>les consignes du texte de tp.</text:p>
      <text:p text:style-name="P4"/>
      <text:p text:style-name="P1">ETAPE 0 : Etat des lieux, Grammaire simple, mécanique générale</text:p>
      <text:p text:style-name="P4"/>
      <text:p text:style-name="P4">Dans le sous-répertoire <text:span text:style-name="T1">etape0</text:span>, vous trouverez la version initiale et opérationnelle du tp.</text:p>
      <text:p text:style-name="P4"/>
      <text:p text:style-name="P4">Vous reconnaîtrez :</text:p>
      <text:p text:style-name="P4"><text:tab/><text:span text:style-name="T1">evm.c</text:span>, la machine virtuelle.</text:p>
      <text:p text:style-name="P4"><text:tab/><text:span text:style-name="T1">asm.c</text:span>, l'assembleur.</text:p>
      <text:p text:style-name="P4"><text:tab/><text:span text:style-name="T1">vm_codops.h</text:span> définissant la valeur des instructions.</text:p>
      <text:p text:style-name="P4"/>
      <text:p text:style-name="P4"><text:tab/><text:span text:style-name="T1">eise.l</text:span>, le fichier lex définissant les entités lexicales à reconnaître dans la grammaire EISE. Une fois passé par la commande flex, <text:span text:style-name="T1">eise.l</text:span> servira à créer le fichier <text:span text:style-name="T1">lex.yy.c</text:span>.</text:p>
      <text:p text:style-name="P4"><text:tab/><text:span text:style-name="T1">eise.y</text:span>, le fichier yacc définissant la grammaire et les actions sémantiques associées à cette première version du langage EISE. Une fois passé par bison, <text:span text:style-name="T1">eise.y</text:span> servira à créer <text:span text:style-name="T1">y.tab.c</text:span> et <text:span text:style-name="T1">y.tab.h</text:span>. </text:p>
      <text:p text:style-name="P4"/>
      <text:p text:style-name="P4"><text:tab/><text:span text:style-name="T1">ast.h</text:span> et <text:span text:style-name="T1">ast.c</text:span>, fichiers C contenant des fonctions de création, de parcours de l'AST construit par les actions sémantiques contenues dans le fichier <text:span text:style-name="T1">yacc</text:span>.</text:p>
      <text:p text:style-name="P4"/>
      <text:p text:style-name="P4"><text:tab/><text:span text:style-name="T1">ex0.eise</text:span>, un fichier d'exemple, compilable en l'état.</text:p>
      <text:p text:style-name="P4"/>
      <text:p text:style-name="P4"><text:tab/><text:span text:style-name="T1">res.asm</text:span>, le fichier assembleur résultat généré par cette version du compilateur.</text:p>
      <text:p text:style-name="P4"><text:tab/><text:span text:style-name="T1">res.dot</text:span>, fichier graphviz</text:p>
      <text:p text:style-name="P4"><text:tab/><text:span text:style-name="T1">res.png</text:span>, fichier png</text:p>
      <text:p text:style-name="P4"/>
      <text:p text:style-name="P4"><text:tab/><text:span text:style-name="T1">build</text:span>, pour tout reconstruire.</text:p>
      <text:p text:style-name="P4"/>
      <text:p text:style-name="P4"><text:span text:style-name="T1">Q</text:span><text:span text:style-name="T1">1)</text:span> dans le répertoire etape0, exécuter la commande ./build, pour tout reconstruire, et vérifier qu'il n'y a aucune erreur de compilation (du compilateur EISE écrit en c).</text:p>
      <text:p text:style-name="P4"/>
      <text:p text:style-name="P4"><text:span text:style-name="T1">Q</text:span><text:span text:style-name="T1">2</text:span><text:span text:style-name="T1">)</text:span> dans le répertoire etape0, exécuter la commande ./eise &lt; ex0.eise, pour compiler votre tout premier programme EISE. Normalement, les fichiers res.asm, res.dot et res.png devraient être recréés. Les messages affichés prendront sens plus tard.</text:p>
      <text:p text:style-name="P4"/>
      <text:p text:style-name="P4"><text:soft-page-break/><text:span text:style-name="T1">Q3)</text:span> en examinant le contenu du fichier ./build, déterminer les commandes qui permettent de générer l'analyseur syntaxique du langage EISE et l'analyseur lexical. Lancer ces commandes à la main, dans l'ordre bison puis flex, déterminer quels sont les fichiers générés et vérifier que ceux-ci ont bien pour date de création la date courante (ils viennent d'être régénérés).</text:p>
      <text:p text:style-name="P5"/>
      <text:p text:style-name="P15">Etude de eise.y</text:p>
      <text:p text:style-name="P5"/>
      <text:p text:style-name="P5"/>
      <text:p text:style-name="P4"><text:span text:style-name="T1">Q4)</text:span> la grammaire du langage est la pièce maitresse de notre compilateur. <text:s/>Editer le fichier eise.y, et déterminer l'étendue (# ligne de départ, # ligne de fin) des trois parties de ce fichier.</text:p>
      <text:p text:style-name="P5"/>
      <text:p text:style-name="P6"><text:span text:style-name="T1">Q5)</text:span> la partie 2 d'un fichier yacc contient les règles de la grammaire EISE, les productions. La première règle, program_eise, est la règle principale. Après examen de la grammaire, écrire un fichier ex01.eise qui <text:s/>ne donnera pas d'erreur à la compilation, puis un qui en produira une en tout état de cause. </text:p>
      <text:p text:style-name="P6"/>
      <text:p text:style-name="P6"><text:span text:style-name="T1">Q6)</text:span> Que fait exactement la règle skip_instruction ? Quelle est la fonction du code entre parenthèses ?</text:p>
      <text:p text:style-name="P6"/>
      <text:p text:style-name="P6"><text:span text:style-name="T1">Q7)</text:span> Que fait exactement la ligne 45 ?</text:p>
      <text:p text:style-name="P6"/>
      <text:p text:style-name="P6"><text:span text:style-name="T1">Q8)</text:span> Que fait exactement la ligne 46 ?</text:p>
      <text:p text:style-name="P6"/>
      <text:p text:style-name="P6"><text:span text:style-name="T1">Q9)</text:span> Est-ce que la ligne 42 est syntaxiquement logique ? Sémantiquement logique ?</text:p>
      <text:p text:style-name="P6"/>
      <text:p text:style-name="P6"><text:span text:style-name="T1">Q10)</text:span> A quoi sert l'union à la ligne 15 ?</text:p>
      <text:p text:style-name="P6"/>
      <text:p text:style-name="P6"><text:span text:style-name="T1">Q11)</text:span> A quoi servent les directives bison à partir de la ligne 25 ?</text:p>
      <text:p text:style-name="P6"/>
      <text:p text:style-name="P4"><text:span text:style-name="T2">Q12)</text:span><text:span text:style-name="T4"> Que fait la ligne 36 ?</text:span></text:p>
      <text:p text:style-name="P6"/>
      <text:p text:style-name="P4"><text:span text:style-name="T2">Q</text:span><text:span text:style-name="T2">13)</text:span><text:span text:style-name="T4"> En résumé, quelles informations sont contenues dans la partie 1 du fichier eise.y ?</text:span></text:p>
      <text:p text:style-name="P6"/>
      <text:p text:style-name="P4"><text:span text:style-name="T2">Q14)</text:span><text:span text:style-name="T4"> Que contient la partie 3 du fichier eise.y ?</text:span></text:p>
      <text:p text:style-name="P6"/>
      <text:p text:style-name="P4"><text:span text:style-name="T2">Q15)</text:span><text:span text:style-name="T4"> Modifier les fichiers d'exemple </text:span><text:span text:style-name="T2">.eise</text:span><text:span text:style-name="T4">, et visualiser les </text:span><text:span text:style-name="T2">res.dot</text:span><text:span text:style-name="T4"> pour vous convaincre de la réelle puissance de </text:span><text:span text:style-name="T2">bison</text:span><text:span text:style-name="T4">.</text:span></text:p>
      <text:p text:style-name="P6"/>
      <text:p text:style-name="P15">Etude de eise.l</text:p>
      <text:p text:style-name="P5"/>
      <text:p text:style-name="P5"><text:span text:style-name="T2">Q16)</text:span><text:span text:style-name="T4"> Même exercice, quelles lignes définissent les parties 1, 2 et 3 du fichier lex ?</text:span></text:p>
      <text:p text:style-name="P6"/>
      <text:p text:style-name="P5"><text:span text:style-name="T2">Q17)</text:span><text:span text:style-name="T4"> A quoi servent les lignes 10 à 13 du fichier </text:span><text:span text:style-name="T2">eise.l</text:span><text:span text:style-name="T4"> ?</text:span></text:p>
      <text:p text:style-name="P6"/>
      <text:p text:style-name="P5"><text:span text:style-name="T2">Q18)</text:span><text:span text:style-name="T4"> que représente </text:span><text:span text:style-name="T2">[a-zA-Z][a-zA-Z0-9_]*</text:span><text:span text:style-name="T4"> ? A quoi sert le code entre </text:span><text:span text:style-name="T2">{}</text:span><text:span text:style-name="T4"> ?</text:span></text:p>
      <text:p text:style-name="P6"/>
      <text:p text:style-name="P5"><text:span text:style-name="T2">Q19)</text:span><text:span text:style-name="T4"> Même question pour tout le reste de la partie 2 du fichier </text:span><text:span text:style-name="T2">eise.l </text:span><text:span text:style-name="T4">?</text:span></text:p>
      <text:p text:style-name="P6"/>
      <text:p text:style-name="P5"><text:span text:style-name="T2">Q20)</text:span><text:span text:style-name="T4"> Que contient la partie 3 d'un fichier lex ?</text:span></text:p>
      <text:p text:style-name="P18"/>
      <text:p text:style-name="P19">ETAPE 2 : Gestion des expressions arithmétiques</text:p>
      <text:p text:style-name="P18"/>
      <text:p text:style-name="P18"><text:soft-page-break/></text:p>
      <text:p text:style-name="P18"/>
      <text:p text:style-name="P18">Dans cette dernière étape, dans le répertoire <text:span text:style-name="T1">etape2</text:span>, il s'agit d'ajouter à la grammaire du langage EISE les règles permettant de manipuler les expressions arithmétiques. Pour cela, on va introduire une nouvelle instruction du langage EISE, l'instruction <text:span text:style-name="T1">write</text:span> qui prendra comme paramètre une expression arithmétique uniquement constituée de <text:span text:style-name="T1">numeric</text:span> et d'opérateurs mathématiques (pas de variables). Le fichier <text:span text:style-name="T1">ex2.eise</text:span> donne un exemple de programme EISE grammaticalement valide.</text:p>
      <text:p text:style-name="P18"/>
      <text:p text:style-name="P18"/>
      <text:p text:style-name="P18"><text:span text:style-name="T1">Q21)</text:span> On souhaite que la grammaire des expressions arithmétiques soit la plus lisible possible, tout en sachant que cette grammaire est ambigüe (plusieurs AST possibles pour une même expression). La grammaire lisible suivante vous est donnée, mais <text:span text:style-name="T1">bison</text:span> ne peut en l'état la manipuler car tous les opérateurs ont la même précédence.</text:p>
      <text:p text:style-name="P18"/>
      <text:p text:style-name="P10">expr: T_NUMERIC </text:p>
      <text:p text:style-name="P10"><text:s text:c="8"/>| expr '+' expr </text:p>
      <text:p text:style-name="P10"><text:s text:c="8"/>| expr '-' expr </text:p>
      <text:p text:style-name="P10"><text:s text:c="8"/>| expr '*' expr </text:p>
      <text:p text:style-name="P10"><text:s text:c="8"/>| expr '/' expr </text:p>
      <text:p text:style-name="P10"><text:s text:c="8"/>| '(' expr ')' </text:p>
      <text:p text:style-name="P10"><text:s text:c="8"/>;</text:p>
      <text:p text:style-name="P18"/>
      <text:p text:style-name="P18">Au même niveau que les directives%token ou%type, ajouter les lignes suivantes</text:p>
      <text:p text:style-name="P18"/>
      <text:p text:style-name="P11">%left '+' '-' </text:p>
      <text:p text:style-name="P11">%left '*' '/' </text:p>
      <text:p text:style-name="P11"/>
      <text:p text:style-name="P18">va permettre de résoudre le problème. Ces lignes disent que l'associativité des opérateurs est « à gauche » et que les + et – sont moins prioritaires que * et /.</text:p>
      <text:p text:style-name="P18"/>
      <text:p text:style-name="P18"><text:span text:style-name="T1">Q22)</text:span> Ajouter tout ce qui est nécessaire à la grammaire pour pouvoir correctement construire les parties d'AST représentant les expressions arithmétiques. Cela implique d'ajouter les règles grammaticales nécessaires, les actions sémantiques nécessaires, les <text:span text:style-name="T1">%type</text:span> nécessaires et les <text:span text:style-name="T1">%token</text:span> nécessaires. On ajoutera également dans l'<text:span text:style-name="T1">enum</text:span> de <text:span text:style-name="T1">ast.h</text:span> tous les nouveaux types d'operateur, et on modifiera les fonctions de parcours de <text:span text:style-name="T1">ast.c</text:span> pour générer correctement l'assembleur et le fichier <text:span text:style-name="T1">.dot</text:span>. Au Texas Holdem poker, cette question ressemblerait à un « All in ».</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pecheux </meta:initial-creator>
    <meta:creation-date>2014-01-31T22:28:53.281831602</meta:creation-date>
    <dc:date>2015-02-19T20:27:07</dc:date>
    <meta:editing-duration>PT12H40M28S</meta:editing-duration>
    <meta:editing-cycles>178</meta:editing-cycles>
    <meta:generator>OpenOffice.org/3.4.1$Unix OpenOffice.org_project/341m1$Build-9593</meta:generator>
    <meta:printed-by>fpecheux </meta:printed-by>
    <meta:print-date>2014-02-18T00:04:21.853591893</meta:print-date>
    <meta:document-statistic meta:table-count="0" meta:image-count="0" meta:object-count="0" meta:page-count="4" meta:paragraph-count="82" meta:word-count="1160" meta:character-count="7342"/>
  </office:meta>
</office:document-meta>
</file>